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4.838cm"/>
    </style:style>
    <style:style style:name="co3" style:family="table-column">
      <style:table-column-properties fo:break-before="auto" style:column-width="5.8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110"/>
    <style:style style:name="ce9" style:family="table-cell" style:parent-style-name="Default" style:data-style-name="N111"/>
    <style:style style:name="ce10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formula="of:=PI()" office:value-type="float" office:value="3.14159265358979">
            <text:p>3,14159265358979</text:p>
          </table:table-cell>
          <table:table-cell table:formula="of:=7/4" office:value-type="float" office:value="1.75">
            <text:p>1,75</text:p>
          </table:table-cell>
          <table:table-cell table:number-columns-repeated="3"/>
        </table:table-row>
        <table:table-row table:style-name="ro1">
          <table:table-cell table:formula="of:=FORMULA([.A1])" office:value-type="string" office:string-value="=PI()">
            <text:p>=PI()</text:p>
          </table:table-cell>
          <table:table-cell table:formula="of:=FORMULA([.B1])" office:value-type="string" office:string-value="=7/4">
            <text:p>=7/4</text:p>
          </table:table-cell>
          <table:table-cell table:number-columns-repeated="3"/>
        </table:table-row>
        <table:table-row table:style-name="ro1">
          <table:table-cell table:style-name="ce1" table:formula="of:=[.$A$1]" office:value-type="float" office:value="3.14159265358979">
            <text:p>3 1/7</text:p>
          </table:table-cell>
          <table:table-cell table:style-name="ce1" table:formula="of:=[.$B$1]" office:value-type="float" office:value="1.75">
            <text:p>1 3/4</text:p>
          </table:table-cell>
          <table:table-cell table:number-columns-repeated="3"/>
        </table:table-row>
        <table:table-row table:style-name="ro1">
          <table:table-cell table:style-name="ce2" table:formula="of:=[.$A$1]" office:value-type="float" office:value="3.14159265358979">
            <text:p>3 16/113 </text:p>
          </table:table-cell>
          <table:table-cell table:style-name="ce2" table:formula="of:=[.$B$1]" office:value-type="float" office:value="1.75">
            <text:p>1 3/4 <text:s text:c="2"/></text:p>
          </table:table-cell>
          <table:table-cell table:number-columns-repeated="3"/>
        </table:table-row>
        <table:table-row table:style-name="ro1">
          <table:table-cell table:style-name="ce3" table:formula="of:=[.$A$1]" office:value-type="float" office:value="3.14159265358979">
            <text:p>3 5/32</text:p>
          </table:table-cell>
          <table:table-cell table:style-name="ce3" table:formula="of:=[.$B$1]" office:value-type="float" office:value="1.75">
            <text:p>1 24/32</text:p>
          </table:table-cell>
          <table:table-cell table:number-columns-repeated="3"/>
        </table:table-row>
        <table:table-row table:style-name="ro1">
          <table:table-cell table:style-name="ce4" table:formula="of:=[.$A$1]" office:value-type="float" office:value="3.14159265358979">
            <text:p>3_1/7</text:p>
          </table:table-cell>
          <table:table-cell table:style-name="ce4" table:formula="of:=[.$B$1]" office:value-type="float" office:value="1.75">
            <text:p>1_3/4</text:p>
          </table:table-cell>
          <table:table-cell table:number-columns-repeated="3"/>
        </table:table-row>
        <table:table-row table:style-name="ro1">
          <table:table-cell table:style-name="ce9" table:formula="of:=[.$A$1]" office:value-type="float" office:value="3.14159265358979">
            <text:p>0355/113</text:p>
          </table:table-cell>
          <table:table-cell table:style-name="ce9" table:formula="of:=[.$B$1]" office:value-type="float" office:value="1.75">
            <text:p>0007/4</text:p>
          </table:table-cell>
          <table:table-cell table:number-columns-repeated="3"/>
        </table:table-row>
        <table:table-row table:style-name="ro1">
          <table:table-cell table:style-name="ce10" table:formula="of:=[.$A$1]" office:value-type="float" office:value="3.14159265358979">
            <text:p>03__140914/995207</text:p>
          </table:table-cell>
          <table:table-cell table:style-name="ce10" table:formula="of:=[.$B$1]" office:value-type="float" office:value="1.75">
            <text:p>01__3/4 <text:s text:c="4"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fraction number:min-integer-digits="1" number:min-numerator-digits="1" number:min-denominator-digits="1" number:max-denominator-value="9"/>
    </number:number-style>
    <number:number-style style:name="N108">
      <number:fraction number:min-integer-digits="0" number:min-numerator-digits="1" number:min-denominator-digits="4" number:max-denominator-value="9999"/>
    </number:number-style>
    <number:number-style style:name="N109">
      <number:fraction number:min-integer-digits="0" number:min-numerator-digits="1" number:denominator-value="32"/>
    </number:number-style>
    <number:number-style style:name="N110">
      <number:fraction number:min-integer-digits="1" number:min-numerator-digits="1" number:min-denominator-digits="1" number:max-denominator-value="9"/>
    </number:number-style>
    <number:number-style style:name="N111">
      <number:fraction number:min-numerator-digits="4" number:min-denominator-digits="1" number:max-denominator-value="9999"/>
    </number:number-style>
    <number:number-style style:name="N112">
      <number:fraction number:min-integer-digits="2" number:min-numerator-digits="1" number:min-denominator-digits="6" number:max-denominator-value="999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 text:c="2"/>(<text:title>???</text:title>)</text:p>
        </style:region-left>
        <style:region-right>
          <text:p><text:date style:data-style-name="N2" text:date-value="2020-05-23">00.00.0000</text:date>, <text:time style:data-style-name="N2" text:time-value="15:33:12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3T14:49:50.600000000</meta:creation-date>
    <dc:date>2020-05-23T15:26:56.208000000</dc:date>
    <dc:creator>Regina Henschel</dc:creator>
    <meta:editing-duration>PT10M40S</meta:editing-duration>
    <meta:editing-cycles>2</meta:editing-cycles>
    <meta:generator>LOdaily_20Mai/7.0.0.0.alpha1$Windows_X86_64 LibreOffice_project/0f855cc3f01fc77937e82738192fae4ee8325227</meta:generator>
    <meta:document-statistic meta:table-count="1" meta:cell-count="16" meta:object-count="0"/>
  </office:meta>
</office:document-meta>
</file>